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8pt" style:font-size-asian="18pt" style:font-size-complex="18pt" fo:language="en" fo:country="GB"/>
    </style:style>
    <style:style style:name="P2" style:parent-style-name="Normal" style:family="paragraph">
      <style:text-properties fo:language="en" fo:country="GB"/>
    </style:style>
    <style:style style:name="P3" style:parent-style-name="Normal" style:family="paragraph">
      <style:text-properties fo:language="en" fo:country="GB"/>
    </style:style>
    <style:style style:name="T4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en" fo:country="GB"/>
    </style:style>
    <style:style style:name="T5" style:parent-style-name="DefaultParagraphFont" style:family="text">
      <style:text-properties fo:language="en" fo:country="GB"/>
    </style:style>
    <style:style style:name="T6" style:parent-style-name="DefaultParagraphFont" style:family="text">
      <style:text-properties fo:language="en" fo:country="GB"/>
    </style:style>
    <style:style style:name="T7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en" fo:country="GB"/>
    </style:style>
    <style:style style:name="T8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en" fo:country="GB"/>
    </style:style>
    <style:style style:name="T9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en" fo:country="GB"/>
    </style:style>
    <style:style style:name="T10" style:parent-style-name="DefaultParagraphFont" style:family="text">
      <style:text-properties fo:language="en" fo:country="GB"/>
    </style:style>
    <style:style style:name="T11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en" fo:country="GB"/>
    </style:style>
    <style:style style:name="T12" style:parent-style-name="DefaultParagraphFont" style:family="text">
      <style:text-properties fo:language="en" fo:country="GB"/>
    </style:style>
    <style:style style:name="T13" style:parent-style-name="DefaultParagraphFont" style:family="text">
      <style:text-properties fo:language="en" fo:country="GB"/>
    </style:style>
    <style:style style:name="T14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en" fo:country="GB"/>
    </style:style>
    <style:style style:name="T15" style:parent-style-name="DefaultParagraphFont" style:family="text">
      <style:text-properties fo:language="en" fo:country="GB"/>
    </style:style>
    <style:style style:name="T16" style:parent-style-name="DefaultParagraphFont" style:family="text">
      <style:text-properties fo:language="en" fo:country="GB"/>
    </style:style>
    <style:style style:name="T17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en" fo:country="GB"/>
    </style:style>
    <style:style style:name="T18" style:parent-style-name="DefaultParagraphFont" style:family="text">
      <style:text-properties fo:language="en" fo:country="GB"/>
    </style:style>
    <style:style style:name="T19" style:parent-style-name="DefaultParagraphFont" style:family="text">
      <style:text-properties fo:language="en" fo:country="GB"/>
    </style:style>
    <style:style style:name="T20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en" fo:country="GB"/>
    </style:style>
    <style:style style:name="T21" style:parent-style-name="DefaultParagraphFont" style:family="text">
      <style:text-properties fo:language="en" fo:country="GB"/>
    </style:style>
    <style:style style:name="T22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en" fo:country="GB"/>
    </style:style>
    <style:style style:name="T23" style:parent-style-name="DefaultParagraphFont" style:family="text">
      <style:text-properties fo:language="en" fo:country="GB"/>
    </style:style>
    <style:style style:name="T24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en" fo:country="GB"/>
    </style:style>
    <style:style style:name="T25" style:parent-style-name="DefaultParagraphFont" style:family="text">
      <style:text-properties fo:language="en" fo:country="GB"/>
    </style:style>
    <style:style style:name="T26" style:parent-style-name="DefaultParagraphFont" style:family="text">
      <style:text-properties fo:language="en" fo:country="GB"/>
    </style:style>
    <style:style style:name="T27" style:parent-style-name="DefaultParagraphFont" style:family="text">
      <style:text-properties fo:language="en" fo:country="GB"/>
    </style:style>
    <style:style style:name="T28" style:parent-style-name="DefaultParagraphFont" style:family="text">
      <style:text-properties fo:language="en" fo:country="GB"/>
    </style:style>
    <style:style style:name="T29" style:parent-style-name="DefaultParagraphFont" style:family="text">
      <style:text-properties fo:language="en" fo:country="GB"/>
    </style:style>
    <style:style style:name="T30" style:parent-style-name="DefaultParagraphFont" style:family="text">
      <style:text-properties fo:language="en" fo:country="GB"/>
    </style:style>
    <style:style style:name="P31" style:parent-style-name="Normal" style:family="paragraph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en" fo:country="GB"/>
    </style:style>
    <style:style style:name="T32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en" fo:country="GB"/>
    </style:style>
    <style:style style:name="T33" style:parent-style-name="DefaultParagraphFont" style:family="text">
      <style:text-properties fo:language="en" fo:country="GB"/>
    </style:style>
    <style:style style:name="P34" style:parent-style-name="Normal" style:family="paragraph">
      <style:text-properties fo:language="en" fo:country="GB"/>
    </style:style>
    <style:style style:name="P35" style:parent-style-name="Normal" style:family="paragraph">
      <style:text-properties fo:language="en" fo:country="GB"/>
    </style:style>
    <style:style style:name="P36" style:parent-style-name="Normal" style:family="paragraph">
      <style:text-properties fo:language="en" fo:country="GB"/>
    </style:style>
    <style:style style:name="P37" style:parent-style-name="Normal" style:family="paragraph">
      <style:text-properties fo:language="en" fo:country="GB"/>
    </style:style>
  </office:automatic-styles>
  <office:body>
    <office:text text:use-soft-page-breaks="true">
      <text:p text:style-name="P1">Game Design Document</text:p>
      <text:p text:style-name="P2"/>
      <text:p text:style-name="P3"/>
      <text:p text:style-name="Normal"><text:span text:style-name="T4">Synopsis:</text:span><text:span text:style-name="T5"><text:s/>A shorth description of the game;<text:s/></text:span><text:span text:style-name="T6">How the game meets the brief regulations.</text:span></text:p>
      <text:p text:style-name="Normal"><text:span text:style-name="T7">Features</text:span><text:span text:style-name="T8"><text:s/>(MDA)</text:span><text:span text:style-name="T9">:</text:span><text:span text:style-name="T10"><text:s/>Mechanics</text:span></text:p>
      <text:p text:style-name="Normal"><text:span text:style-name="T11">Target Platform:</text:span><text:span text:style-name="T12"><text:s/>Engine, PC, PS4, etc.</text:span><text:span text:style-name="T13"><text:s/>Explanation of why we picked ….. platform, engine.</text:span></text:p>
      <text:p text:style-name="Normal"><text:span text:style-name="T14">Audience:</text:span><text:span text:style-name="T15"><text:s/></text:span><text:span text:style-name="T16">Demographics of our targeted clients.</text:span></text:p>
      <text:p text:style-name="Normal"><text:span text:style-name="T17">Game Design:</text:span><text:span text:style-name="T18"><text:s/>Narrative; Player Experience (User Experience);</text:span><text:span text:style-name="T19"><text:s/>Design Methods</text:span></text:p>
      <text:p text:style-name="Normal"><text:span text:style-name="T20">Level Design:</text:span><text:span text:style-name="T21"><text:s/>Research and studies of various puzzle games, which will contribute to the Player experience.</text:span></text:p>
      <text:p text:style-name="Normal"><text:span text:style-name="T22">User Interface:</text:span><text:span text:style-name="T23"><text:s/>Research and mood boards on potential UI ideas.</text:span></text:p>
      <text:p text:style-name="Normal"><text:span text:style-name="T24">Art style:</text:span><text:span text:style-name="T25"><text:s/></text:span><text:span text:style-name="T26">To</text:span><text:span text:style-name="T27"><text:s/>create a polished<text:s/></text:span><text:span text:style-name="T28">product,</text:span><text:span text:style-name="T29"><text:s/>we need to keep<text:s/></text:span><text:span text:style-name="T30">consistent use of assets with the same style/genre.</text:span></text:p>
      <text:p text:style-name="P31">Music/Sounds:</text:p>
      <text:p text:style-name="Normal"><text:span text:style-name="T32">Management/Development Plan:</text:span><text:span text:style-name="T33"><text:s/>Layout of future tasks and obstacles.<text:s/></text:span></text:p>
      <text:p text:style-name="P34"/>
      <text:p text:style-name="P35">Please whenever you create<text:s/>mood boards,<text:s/>don’t pick a<text:s/>only one (vague)<text:s/>picture. If needed gather many pictures<text:s/>from<text:s/>various<text:s/>sources, thus conveying your idea with attention to detail.</text:p>
      <text:p text:style-name="P36"/>
      <text:p text:style-name="P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bg" fo:country="BG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iril Kostadinov</meta:initial-creator>
    <dc:creator>Kiril Kostadinov</dc:creator>
    <meta:creation-date>2019-02-10T04:34:00Z</meta:creation-date>
    <dc:date>2019-02-10T05:04:00Z</dc:date>
    <meta:template xlink:href="Normal" xlink:type="simple"/>
    <meta:editing-cycles>7</meta:editing-cycles>
    <meta:editing-duration>PT1800S</meta:editing-duration>
    <meta:document-statistic meta:page-count="1" meta:paragraph-count="1" meta:word-count="134" meta:character-count="897" meta:row-count="6" meta:non-whitespace-character-count="764"/>
  </office:meta>
</office:document-meta>
</file>